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officeooo:rsid="00094fed" officeooo:paragraph-rsid="00094fed" style:font-size-asian="12pt" style:font-size-complex="12pt"/>
    </style:style>
    <style:style style:name="P2" style:family="paragraph" style:parent-style-name="Standard" style:list-style-name="L1">
      <style:text-properties style:use-window-font-color="true" style:font-name="Arial" fo:font-size="12pt" officeooo:rsid="00094fed" officeooo:paragraph-rsid="00094fed" style:font-size-asian="12pt" style:font-size-complex="12pt"/>
    </style:style>
    <style:style style:name="P3" style:family="paragraph" style:parent-style-name="Standard">
      <style:text-properties style:use-window-font-color="true" style:font-name="Arial" fo:font-size="12pt" officeooo:rsid="0009f612" officeooo:paragraph-rsid="0009f612" style:font-size-asian="12pt" style:font-size-complex="12pt"/>
    </style:style>
    <style:style style:name="P4" style:family="paragraph" style:parent-style-name="Standard" style:list-style-name="L3">
      <style:paragraph-properties fo:line-height="115%"/>
      <style:text-properties style:font-name="Arial" officeooo:rsid="00252b28" officeooo:paragraph-rsid="000d58c5"/>
    </style:style>
    <style:style style:name="P5" style:family="paragraph" style:parent-style-name="Standard">
      <style:paragraph-properties fo:line-height="115%"/>
      <style:text-properties style:font-name="Arial" fo:font-weight="bold" officeooo:rsid="0023418b" officeooo:paragraph-rsid="000d58c5" style:font-weight-asian="bold" style:font-weight-complex="bold"/>
    </style:style>
    <style:style style:name="P6" style:family="paragraph" style:parent-style-name="Standard" style:list-style-name="L3">
      <style:paragraph-properties fo:line-height="115%"/>
      <style:text-properties style:font-name="Arial" officeooo:rsid="000e07a2" officeooo:paragraph-rsid="000d58c5"/>
    </style:style>
    <style:style style:name="P7" style:family="paragraph" style:parent-style-name="Standard" style:list-style-name="L3">
      <style:paragraph-properties fo:line-height="115%"/>
      <style:text-properties style:font-name="Arial" officeooo:rsid="000e07a2" officeooo:paragraph-rsid="001084a9"/>
    </style:style>
    <style:style style:name="P8" style:family="paragraph" style:parent-style-name="Standard">
      <style:paragraph-properties fo:line-height="115%"/>
      <style:text-properties style:font-name="Arial" officeooo:rsid="000e07a2" officeooo:paragraph-rsid="001084a9"/>
    </style:style>
    <style:style style:name="P9" style:family="paragraph" style:parent-style-name="Standard" style:list-style-name="L3">
      <style:paragraph-properties fo:line-height="115%"/>
      <style:text-properties style:font-name="Arial" fo:font-weight="normal" officeooo:rsid="000e07a2" officeooo:paragraph-rsid="000d58c5" style:font-weight-asian="normal" style:font-weight-complex="normal"/>
    </style:style>
    <style:style style:name="P10" style:family="paragraph" style:parent-style-name="Standard">
      <style:paragraph-properties fo:line-height="115%"/>
      <style:text-properties style:font-name="Arial" fo:font-weight="normal" officeooo:rsid="001bee31" officeooo:paragraph-rsid="000f044e" style:font-weight-asian="normal" style:font-weight-complex="normal"/>
    </style:style>
    <style:style style:name="P11" style:family="paragraph" style:parent-style-name="Standard">
      <style:paragraph-properties fo:line-height="115%"/>
      <style:text-properties style:font-name="Arial" officeooo:rsid="0023418b" officeooo:paragraph-rsid="000d58c5"/>
    </style:style>
    <style:style style:name="P12" style:family="paragraph" style:parent-style-name="Standard" style:list-style-name="L3">
      <style:paragraph-properties fo:line-height="115%"/>
      <style:text-properties style:font-name="Arial" officeooo:rsid="0023418b" officeooo:paragraph-rsid="000d58c5"/>
    </style:style>
    <style:style style:name="P13" style:family="paragraph" style:parent-style-name="Standard" style:list-style-name="L3">
      <style:paragraph-properties fo:line-height="115%"/>
      <style:text-properties style:font-name="Arial" officeooo:rsid="0023418b" officeooo:paragraph-rsid="001084a9"/>
    </style:style>
    <style:style style:name="P14" style:family="paragraph" style:parent-style-name="Standard">
      <style:paragraph-properties fo:line-height="115%"/>
      <style:text-properties style:font-name="Arial" officeooo:rsid="0023418b" officeooo:paragraph-rsid="001084a9"/>
    </style:style>
    <style:style style:name="P15" style:family="paragraph" style:parent-style-name="Standard">
      <style:paragraph-properties fo:line-height="115%"/>
      <style:text-properties style:font-name="Arial" officeooo:rsid="000ece23" officeooo:paragraph-rsid="000d58c5"/>
    </style:style>
    <style:style style:name="P16" style:family="paragraph" style:parent-style-name="Standard" style:list-style-name="L3">
      <style:paragraph-properties fo:line-height="115%"/>
      <style:text-properties style:font-name="Arial" officeooo:rsid="000ece23" officeooo:paragraph-rsid="000d58c5"/>
    </style:style>
    <style:style style:name="P17" style:family="paragraph" style:parent-style-name="Standard">
      <style:paragraph-properties fo:line-height="115%"/>
      <style:text-properties style:font-name="Arial" officeooo:rsid="001175d7" officeooo:paragraph-rsid="000f044e"/>
    </style:style>
    <style:style style:name="P18" style:family="paragraph" style:parent-style-name="Standard" style:list-style-name="L7">
      <style:paragraph-properties fo:line-height="115%"/>
      <style:text-properties style:font-name="Arial" officeooo:rsid="001175d7" officeooo:paragraph-rsid="000f044e"/>
    </style:style>
    <style:style style:name="P19" style:family="paragraph" style:parent-style-name="Standard">
      <style:paragraph-properties fo:line-height="115%"/>
      <style:text-properties style:font-name="Arial" officeooo:rsid="001bee31" officeooo:paragraph-rsid="000f044e"/>
    </style:style>
    <style:style style:name="P20" style:family="paragraph" style:parent-style-name="Standard" style:list-style-name="L5">
      <style:paragraph-properties fo:line-height="115%"/>
      <style:text-properties style:font-name="Arial" officeooo:rsid="001bee31" officeooo:paragraph-rsid="00102e61"/>
    </style:style>
    <style:style style:name="P21" style:family="paragraph" style:parent-style-name="Standard">
      <style:paragraph-properties fo:line-height="115%"/>
      <style:text-properties style:font-name="Arial" officeooo:rsid="00149c3a" officeooo:paragraph-rsid="000f044e"/>
    </style:style>
    <style:style style:name="P22" style:family="paragraph" style:parent-style-name="Standard" style:list-style-name="L6">
      <style:paragraph-properties fo:line-height="115%"/>
      <style:text-properties style:font-name="Arial" officeooo:rsid="00149c3a" officeooo:paragraph-rsid="000f044e"/>
    </style:style>
    <style:style style:name="P23" style:family="paragraph" style:parent-style-name="Standard" style:list-style-name="L6">
      <style:paragraph-properties fo:line-height="115%"/>
      <style:text-properties style:font-name="Arial" officeooo:rsid="00149c3a" officeooo:paragraph-rsid="00102e61"/>
    </style:style>
    <style:style style:name="P24" style:family="paragraph" style:parent-style-name="Standard">
      <style:paragraph-properties fo:line-height="115%"/>
      <style:text-properties style:font-name="Arial" officeooo:rsid="00149c3a" officeooo:paragraph-rsid="00102e61"/>
    </style:style>
    <style:style style:name="P25" style:family="paragraph" style:parent-style-name="Standard" style:list-style-name="L6">
      <style:paragraph-properties fo:line-height="115%"/>
      <style:text-properties style:font-name="Arial" officeooo:rsid="0022abbb" officeooo:paragraph-rsid="000f044e"/>
    </style:style>
    <style:style style:name="P26" style:family="paragraph" style:parent-style-name="Standard" style:list-style-name="L6">
      <style:paragraph-properties fo:line-height="115%"/>
      <style:text-properties style:font-name="Arial" officeooo:rsid="001780cb" officeooo:paragraph-rsid="00102e61"/>
    </style:style>
    <style:style style:name="P27" style:family="paragraph" style:parent-style-name="Standard" style:list-style-name="L5">
      <style:paragraph-properties fo:line-height="115%"/>
      <style:text-properties style:font-name="Arial" officeooo:rsid="001dd886" officeooo:paragraph-rsid="000f044e"/>
    </style:style>
    <style:style style:name="P28" style:family="paragraph" style:parent-style-name="Standard" style:list-style-name="L5">
      <style:paragraph-properties fo:line-height="115%"/>
      <style:text-properties style:font-name="Arial" officeooo:rsid="001dd886" officeooo:paragraph-rsid="00102e61"/>
    </style:style>
    <style:style style:name="P29" style:family="paragraph" style:parent-style-name="Standard" style:list-style-name="L5">
      <style:paragraph-properties fo:line-height="115%"/>
      <style:text-properties style:font-name="Arial" officeooo:rsid="001e0e7b" officeooo:paragraph-rsid="000f044e"/>
    </style:style>
    <style:style style:name="P30" style:family="paragraph" style:parent-style-name="Standard" style:list-style-name="L6">
      <style:paragraph-properties fo:line-height="115%"/>
      <style:text-properties style:font-name="Arial" fo:font-style="italic" style:text-underline-style="none" officeooo:rsid="00149c3a" officeooo:paragraph-rsid="00102e61" style:font-style-asian="italic" style:font-style-complex="italic"/>
    </style:style>
    <style:style style:name="P31" style:family="paragraph" style:parent-style-name="Standard" style:list-style-name="L6">
      <style:paragraph-properties fo:line-height="115%"/>
      <style:text-properties style:font-name="Arial" fo:font-style="italic" style:text-underline-style="none" officeooo:rsid="001780cb" officeooo:paragraph-rsid="00102e61" style:font-style-asian="italic" style:font-style-complex="italic"/>
    </style:style>
    <style:style style:name="P32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 loext:padding="0cm" loext:border="none"/>
    </style:style>
    <style:style style:name="P33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 loext:padding="0cm" loext:border="none"/>
    </style:style>
    <style:style style:name="P34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style:use-window-font-color="true" style:font-name="Arial" fo:font-size="12pt" fo:letter-spacing="normal" fo:font-style="normal" fo:font-weight="normal" officeooo:rsid="000bede8" officeooo:paragraph-rsid="000bede8" style:font-size-asian="12pt" style:font-size-complex="12pt" loext:padding="0cm" loext:border="none"/>
    </style:style>
    <style:style style:name="P35" style:family="paragraph" style:parent-style-name="Standard">
      <style:paragraph-properties fo:margin-top="0cm" fo:margin-bottom="0cm" loext:contextual-spacing="false" fo:line-height="115%" fo:orphans="2" fo:widows="2"/>
      <style:text-properties fo:font-variant="normal" fo:text-transform="none" style:use-window-font-color="true" style:font-name="Arial" fo:font-size="12pt" fo:letter-spacing="normal" fo:font-style="normal" fo:font-weight="normal" officeooo:rsid="0023418b" officeooo:paragraph-rsid="000d58c5" style:font-size-asian="12pt" style:font-size-complex="12pt" loext:padding="0cm" loext:border="none"/>
    </style:style>
    <style:style style:name="P36" style:family="paragraph" style:parent-style-name="Standard" style:list-style-name="L3">
      <style:paragraph-properties fo:margin-top="0cm" fo:margin-bottom="0cm" loext:contextual-spacing="false" fo:line-height="115%" fo:orphans="2" fo:widows="2"/>
      <style:text-properties fo:font-variant="normal" fo:text-transform="none" style:use-window-font-color="true" style:font-name="Arial" fo:font-size="12pt" fo:letter-spacing="normal" fo:font-style="normal" fo:font-weight="normal" officeooo:rsid="0023418b" officeooo:paragraph-rsid="000d58c5" style:font-size-asian="12pt" style:font-size-complex="12pt" loext:padding="0cm" loext:border="none"/>
    </style:style>
    <style:style style:name="P37" style:family="paragraph" style:parent-style-name="Standard" style:list-style-name="L5">
      <style:paragraph-properties fo:margin-top="0cm" fo:margin-bottom="0cm" loext:contextual-spacing="false" fo:line-height="115%" fo:orphans="2" fo:widows="2"/>
      <style:text-properties fo:font-variant="normal" fo:text-transform="none" style:use-window-font-color="true" style:font-name="Arial" fo:font-size="12pt" fo:letter-spacing="normal" fo:font-style="normal" fo:font-weight="normal" officeooo:rsid="001dd886" officeooo:paragraph-rsid="000f044e" style:font-size-asian="12pt" style:font-size-complex="12pt" loext:padding="0cm" loext:border="none"/>
    </style:style>
    <style:style style:name="P38" style:family="paragraph" style:parent-style-name="Standard" style:list-style-name="L1">
      <style:paragraph-properties fo:margin-top="0cm" fo:margin-bottom="0cm" loext:contextual-spacing="false" fo:orphans="2" fo:widows="2"/>
      <style:text-properties style:use-window-font-color="true" style:font-name="Arial" fo:font-size="12pt" style:font-size-asian="12pt" style:font-size-complex="12pt"/>
    </style:style>
    <style:style style:name="T1" style:family="text">
      <style:text-properties officeooo:rsid="000a2f24"/>
    </style:style>
    <style:style style:name="T2" style:family="text">
      <style:text-properties officeooo:rsid="0023418b"/>
    </style:style>
    <style:style style:name="T3" style:family="text">
      <style:text-properties officeooo:rsid="001653c6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officeooo:rsid="0016bbe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3992"/>
    </style:style>
    <style:style style:name="T8" style:family="text">
      <style:text-properties officeooo:rsid="001780cb"/>
    </style:style>
    <style:style style:name="T9" style:family="text">
      <style:text-properties officeooo:rsid="0015ff18"/>
    </style:style>
    <style:style style:name="T10" style:family="text">
      <style:text-properties officeooo:rsid="0021aa97"/>
    </style:style>
    <style:style style:name="T11" style:family="text">
      <style:text-properties officeooo:rsid="000f044e"/>
    </style:style>
    <style:style style:name="T12" style:family="text">
      <style:text-properties officeooo:rsid="00102e61"/>
    </style:style>
    <style:style style:name="T13" style:family="text">
      <style:text-properties officeooo:rsid="001084a9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Quadr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Quadro3" text:anchor-type="page" text:anchor-page-number="1" svg:x="0.159cm" svg:y="0.159cm" svg:width="0.529cm" draw:z-index="2">
        <draw:text-box fo:min-height="0.529cm">
          <text:p text:style-name="Text_20_body"/>
        </draw:text-box>
      </draw:frame>
      <draw:frame draw:style-name="fr1" draw:name="Quadro4" text:anchor-type="page" text:anchor-page-number="1" svg:x="0.159cm" svg:y="0.159cm" svg:width="0.529cm" draw:z-index="3">
        <draw:text-box fo:min-height="0.529cm">
          <text:p text:style-name="Text_20_body"/>
        </draw:text-box>
      </draw:frame>
      <draw:frame draw:style-name="fr1" draw:name="Quadro5" text:anchor-type="page" text:anchor-page-number="1" svg:x="0.159cm" svg:y="0.159cm" svg:width="0.529cm" draw:z-index="4">
        <draw:text-box fo:min-height="0.529cm">
          <text:p text:style-name="Text_20_body"/>
        </draw:text-box>
      </draw:frame>
      <draw:frame draw:style-name="fr1" draw:name="Quadro6" text:anchor-type="page" text:anchor-page-number="1" svg:x="0.159cm" svg:y="0.159cm" svg:width="0.529cm" draw:z-index="5">
        <draw:text-box fo:min-height="0.529cm">
          <text:p text:style-name="Text_20_body"/>
        </draw:text-box>
      </draw:frame>
      <text:list xml:id="list3503787333" text:style-name="L1">
        <text:list-item>
          <text:p text:style-name="P2">Justificativa do projeto</text:p>
        </text:list-item>
      </text:list>
      <text:p text:style-name="P3">Este é um projeto que pode ser ou não concluído, sabe-se lá quando. Contudo, seu objetivo é servir como uma base para um sistema de comércio eletrônico, mais especificamente para tender a disciplina de Comércio Eletrônico do curso de Sistemas de Informação do Instituto Federal do Espírito Santo (IFES - Serra).</text:p>
      <text:p text:style-name="P3"/>
      <text:p text:style-name="P3">Outro objetivo, talvez mais importante que o primeiro, é, ser um projeto completo para que outras pessoas possam <text:span text:style-name="T1">compreender</text:span>, construir <text:span text:style-name="T1">seu próprio sistema </text:span>ou utilizar partes <text:span text:style-name="T1">em seus projetos</text:span>. <text:span text:style-name="T1">A ideia é </text:span>abrang<text:span text:style-name="T1">ir</text:span> tecnologias e conhecimentos <text:span text:style-name="T1">utilizados</text:span> do lado do cliente <text:span text:style-name="T1">(Frontend)</text:span>, do servidor <text:span text:style-name="T1">(Backend) </text:span>e do banco de dados.</text:p>
      <text:p text:style-name="P1"/>
      <text:list xml:id="list232458512859125" text:continue-numbering="true" text:style-name="L1">
        <text:list-item>
          <text:p text:style-name="P33">Alguns esclarecimentos</text:p>
        </text:list-item>
      </text:list>
      <text:p text:style-name="P34">É importante ter ciência que este projeto é acadêmico, com fins pessoais e educacionais. Nenhum produto exibido no sistema é de fato vendido, assim como todas transações financeiras são realizadas em ambientes de teste (chamados de “sandbox”).</text:p>
      <text:p text:style-name="P34">Qualquer item (logo, nomes, vídeo, imagem) protegido por direitos autorais devem ter suas propriedades preservadas. Este projeto é livre, porém algumas imagens utilizadas possuem restrição de uso.</text:p>
      <text:p text:style-name="P32"/>
      <text:list xml:id="list232458169059440" text:continue-numbering="true" text:style-name="L1">
        <text:list-item>
          <text:p text:style-name="P33">Alguns conhecimentos que considero show!</text:p>
        </text:list-item>
      </text:list>
      <text:p text:style-name="P32"/>
      <text:p text:style-name="P10">Programação Orientada a Objetos, Web:</text:p>
      <text:list xml:id="list2934065029" text:style-name="L7">
        <text:list-item>
          <text:p text:style-name="P18"><text:span text:style-name="T11">Implementação de uma</text:span> ARQUITETURA (ou <text:span text:style-name="T6">camadas</text:span> ou <text:span text:style-name="T6">microsserviços++</text:span>) <text:span text:style-name="T11">de sistema</text:span>;</text:p>
        </text:list-item>
        <text:list-item>
          <text:p text:style-name="P18"><text:span text:style-name="T11">Implementação</text:span> de padrões de projetos;</text:p>
        </text:list-item>
        <text:list-item>
          <text:p text:style-name="P18"><text:span text:style-name="T11">Implementação</text:span> de heurísticas de IU (heurísticas de Nielsen, p<text:span text:style-name="T11">or exemplo</text:span>);</text:p>
        </text:list-item>
      </text:list>
      <text:p text:style-name="P17"/>
      <text:p text:style-name="P19">Análise e Projeto do Sistema:</text:p>
      <text:list xml:id="list2437167441" text:style-name="L6">
        <text:list-item>
          <text:p text:style-name="P22"><text:span text:style-name="T12">E</text:span>laboração e registro de regras de negócio, requisitos funcionais e requisitos não-funcionais;</text:p>
        </text:list-item>
        <text:list-item>
          <text:p text:style-name="P25"><text:span text:style-name="T12">Elaboração de</text:span> minimundo do projeto;</text:p>
        </text:list-item>
        <text:list-item>
          <text:p text:style-name="P26"><text:span text:style-name="T12">Elaboração de</text:span> Diagrama de Casos de Uso;</text:p>
        </text:list-item>
        <text:list-item>
          <text:p text:style-name="P23"><text:span text:style-name="T12">Elaboração de </text:span>Diagrama de Classes;</text:p>
        </text:list-item>
      </text:list>
      <text:p text:style-name="P24"/>
      <text:list xml:id="list232456679350210" text:continue-numbering="true" text:style-name="L6">
        <text:list-item>
          <text:p text:style-name="P30"><text:span text:style-name="T12">Elaboração de </text:span>Diagrama <text:span text:style-name="T9">do Projeto de Interface com Usuário (IU);</text:span></text:p>
        </text:list-item>
        <text:list-item>
          <text:p text:style-name="P31"><text:span text:style-name="T12">Elaboração de</text:span> Diagrama de Projeto da Lógica de negócio (LN);</text:p>
        </text:list-item>
        <text:list-item>
          <text:p text:style-name="P31"><text:span text:style-name="T12">Elaboração de</text:span> Diagrama de Projeto da Gerência de Dados (GD);</text:p>
        </text:list-item>
      </text:list>
      <text:p text:style-name="P21"/>
      <text:p text:style-name="P19">Banco de Dados:</text:p>
      <text:list xml:id="list658355369" text:style-name="L5">
        <text:list-item>
          <text:p text:style-name="P20"><text:span text:style-name="T12">Elaboração de</text:span> Diagrama Entidade-Relacionamento (ER) <text:span text:style-name="T10">Conceitual</text:span>;</text:p>
        </text:list-item>
        <text:list-item>
          <text:p text:style-name="P28"><text:span text:style-name="T12">Elaboração de</text:span> Diagrama do Modelo Lógico;</text:p>
        </text:list-item>
        <text:list-item>
          <text:p text:style-name="P29"><text:span text:style-name="T12">N</text:span>ormalização <text:span text:style-name="T13">até pelo menos o</text:span> 3º nível;</text:p>
        </text:list-item>
        <text:list-item>
          <text:p text:style-name="P27"><text:span text:style-name="T13">Aplicação de</text:span> índices e justifica<text:span text:style-name="T13">tiva do tipo escolhido</text:span>;</text:p>
        </text:list-item>
        <text:list-item>
          <text:p text:style-name="P37">Utilizar Funções, <text:span text:style-name="T13">Views</text:span> e Triggers;</text:p>
        </text:list-item>
      </text:list>
      <text:p text:style-name="P32"/>
      <text:list xml:id="list232458369083791" text:continue-list="list232458169059440" text:style-name="L1">
        <text:list-item>
          <text:p text:style-name="P33">Tecnologias utilizadas</text:p>
        </text:list-item>
      </text:list>
      <text:list xml:id="list559424083" text:style-name="L3">
        <text:list-item>
          <text:p text:style-name="P4">Análise e Projeto</text:p>
          <text:list>
            <text:list-item>
              <text:p text:style-name="P4">Astah UML</text:p>
            </text:list-item>
          </text:list>
        </text:list-item>
      </text:list>
      <text:p text:style-name="P5"/>
      <text:list xml:id="list232457746346893" text:continue-numbering="true" text:style-name="L3">
        <text:list-item>
          <text:p text:style-name="P6"><text:soft-page-break/>Frontend</text:p>
          <text:list>
            <text:list-item>
              <text:p text:style-name="P9"><text:span text:style-name="T2">T</text:span>ypeScript</text:p>
            </text:list-item>
            <text:list-item>
              <text:p text:style-name="P9">Angular</text:p>
            </text:list-item>
            <text:list-item>
              <text:p text:style-name="P9">HTML <text:span text:style-name="T2">e</text:span> CSS</text:p>
            </text:list-item>
          </text:list>
        </text:list-item>
      </text:list>
      <text:p text:style-name="P11"/>
      <text:list xml:id="list232458454197912" text:continue-numbering="true" text:style-name="L3">
        <text:list-item>
          <text:p text:style-name="P6">Backend</text:p>
          <text:list>
            <text:list-item>
              <text:p text:style-name="P6">.<text:span text:style-name="T3">NET</text:span> Core <text:span text:style-name="T2">(</text:span>C#<text:span text:style-name="T2">)</text:span></text:p>
            </text:list-item>
          </text:list>
        </text:list-item>
      </text:list>
      <text:p text:style-name="P8"/>
      <text:list xml:id="list232457578195520" text:continue-numbering="true" text:style-name="L3">
        <text:list-item>
          <text:p text:style-name="P7">Banco de dados</text:p>
          <text:list>
            <text:list-item>
              <text:p text:style-name="P7">PostgreSQL</text:p>
            </text:list-item>
            <text:list-item>
              <text:p text:style-name="P13">Mongo DB</text:p>
            </text:list-item>
          </text:list>
        </text:list-item>
      </text:list>
      <text:p text:style-name="P14"/>
      <text:list xml:id="list232457765583835" text:continue-numbering="true" text:style-name="L3">
        <text:list-item>
          <text:p text:style-name="P16">Hospedagem da aplicação</text:p>
          <text:list>
            <text:list-item>
              <text:p text:style-name="P16"><text:a xlink:type="simple" xlink:href="https://www.heroku.com/" text:style-name="Internet_20_link" text:visited-style-name="Visited_20_Internet_20_Link">Heroku</text:a></text:p>
            </text:list-item>
          </text:list>
        </text:list-item>
      </text:list>
      <text:p text:style-name="P15"/>
      <text:list xml:id="list232458377378157" text:continue-numbering="true" text:style-name="L3">
        <text:list-item>
          <text:p text:style-name="P16">Hospedagem das bases de dados</text:p>
          <text:list>
            <text:list-item>
              <text:p text:style-name="P16"><text:a xlink:type="simple" xlink:href="https://www.elephantsql.com/" text:style-name="Internet_20_link" text:visited-style-name="Visited_20_Internet_20_Link">ElephantSQL</text:a></text:p>
            </text:list-item>
            <text:list-item>
              <text:p text:style-name="P36">MongoLAB (“Mlab”)</text:p>
            </text:list-item>
          </text:list>
        </text:list-item>
      </text:list>
      <text:p text:style-name="P35"/>
      <text:list xml:id="list232457048519122" text:continue-list="list232458369083791" text:style-name="L1">
        <text:list-item>
          <text:p text:style-name="P33">[SEÇÃO] Análise e Projeto de Sistema</text:p>
        </text:list-item>
        <text:list-item>
          <text:p text:style-name="P33">[SEÇÃO] BackEnd</text:p>
        </text:list-item>
        <text:list-item>
          <text:p text:style-name="P38"><text:span text:style-name="T4">[SEÇÃO] Banco de Dad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2:23:27.409020790</meta:creation-date>
    <dc:date>2019-02-09T23:24:56.468618237</dc:date>
    <meta:editing-duration>PT40M50S</meta:editing-duration>
    <meta:editing-cycles>7</meta:editing-cycles>
    <meta:generator>LibreOffice/6.0.5.2$Linux_X86_64 LibreOffice_project/54c8cbb85f300ac59db32fe8a675ff7683cd5a16</meta:generator>
    <meta:document-statistic meta:table-count="0" meta:image-count="0" meta:object-count="0" meta:page-count="2" meta:paragraph-count="45" meta:word-count="389" meta:character-count="2386" meta:non-whitespace-character-count="2080"/>
  </office:meta>
</office:document-meta>
</file>